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>
            <text:p>C1</text:p>
          </table:table-cell>
          <table:table-cell table:style-name="ce2" office:value-type="string">
            <text:p>C2</text:p>
          </table:table-cell>
          <table:table-cell table:style-name="ce2" office:value-type="string">
            <text:p>C3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D1</text:p>
          </table:table-cell>
          <table:table-cell table:formula="of:=(480-SUM([.B3:.G3]))/[.I2]" office:value-type="float" office:value="95.6666666666667">
            <text:p>95.67</text:p>
          </table:table-cell>
          <table:table-cell table:formula="of:=0+IF([.B3]=0;1;0)+IF([.C3]=0;1;0)+IF([.D3]=0;1;0)+IF([.E3]=0;1;0)+IF([.F3]=0;1;0)+IF([.G3]=0;1;0)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Actual:</text:p>
          </table:table-cell>
          <table:table-cell table:number-columns-repeated="2"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equired:</text:p>
          </table:table-cell>
          <table:table-cell table:formula="of:=IF([.B3]&gt;0;[.B3];[.$H$2])" office:value-type="float" office:value="79">
            <text:p>79</text:p>
          </table:table-cell>
          <table:table-cell table:formula="of:=IF([.C3]&gt;0;[.C3];[.$H$2])" office:value-type="float" office:value="79">
            <text:p>79</text:p>
          </table:table-cell>
          <table:table-cell table:formula="of:=IF([.D3]&gt;0;[.D3];[.$H$2])" office:value-type="float" office:value="95.6666666666667">
            <text:p>95.67</text:p>
          </table:table-cell>
          <table:table-cell table:formula="of:=IF([.E3]&gt;0;[.E3];[.$H$2])" office:value-type="float" office:value="35">
            <text:p>35</text:p>
          </table:table-cell>
          <table:table-cell table:formula="of:=IF([.F3]&gt;0;[.F3];[.$H$2])" office:value-type="float" office:value="95.6666666666667">
            <text:p>95.67</text:p>
          </table:table-cell>
          <table:table-cell table:formula="of:=IF([.G3]&gt;0;[.G3];[.$H$2])" office:value-type="float" office:value="95.6666666666667">
            <text:p>95.6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07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3T07:40:05</meta:creation-date>
    <dc:date>2009-05-13T07:47:35</dc:date>
    <meta:editing-duration>PT00H07M33S</meta:editing-duration>
    <meta:editing-cycles>1</meta:editing-cycles>
    <meta:document-statistic meta:table-count="3" meta:cell-count="22" meta:object-count="0"/>
    <meta:generator>OpenOffice.org/3.1$Unix OpenOffice.org_project/310m11$Build-9399</meta:generator>
  </office:meta>
</office:document-meta>
</file>